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0cm" fo:margin-bottom="0cm" fo:line-height="100%" style:page-number="auto"/>
    </style:style>
    <style:style style:name="P2" style:family="paragraph" style:parent-style-name="List_20_Paragraph">
      <style:paragraph-properties fo:margin-top="0cm" fo:margin-bottom="0cm" fo:line-height="100%"/>
    </style:style>
    <style:style style:name="P3" style:family="paragraph" style:parent-style-name="List_20_Paragraph" style:list-style-name="WWNum1">
      <style:paragraph-properties fo:margin-top="0cm" fo:margin-bottom="0cm" fo:line-height="100%"/>
    </style:style>
    <style:style style:name="P4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</style:style>
    <style:style style:name="T1" style:family="text">
      <style:text-properties style:font-name="Arial1" style:font-name-complex="Arial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ection 5.8 on a link between TPs and customization is a failed attempt:</text:span></text:p>
      <text:list xml:id="list31618027" text:style-name="WWNum1">
        <text:list-item>
          <text:p text:style-name="P3"><text:span text:style-name="T1">Performances depend on realization</text:span></text:p>
        </text:list-item>
        <text:list-item>
          <text:p text:style-name="P3"><text:span text:style-name="T1">Performances of customized design are better in turning points (crossings of the zero-line</text:span><text:bookmark text:name="_GoBack"/><text:span text:style-name="T1">) because of zero-shrinkage: a zero-output would perform best…</text:span></text:p>
        </text:list-item>
        <text:list-item>
          <text:p text:style-name="P3"><text:span text:style-name="T1">Once shrinkage is accounted for, by scaling, the effect disappears. </text:span></text:p>
        </text:list-item>
      </text:list>
      <text:p text:style-name="P2"><text:span text:style-name="T1"/></text:p>
      <text:p text:style-name="P4"><text:span text:style-name="T1">Customization and Turning-Points</text:span></text:p>
      <text:p text:style-name="P4"><text:span text:style-name="T1"/></text:p>
      <text:p text:style-name="P4"><text:span text:style-name="T1">I just added a new section 5.8 in  </text:span><text:a xlink:type="simple" xlink:href="https://www.dropbox.com/s/e2n0ur9oq35lygf/MDFA_Legacy.pdf?dl=0"><text:span text:style-name="T1">MDFA-Legacy</text:span></text:a><text:span text:style-name="T1"> and I posted slightly revised R-code in</text:span><text:a xlink:type="simple" xlink:href="http://blog.zhaw.ch/sef/2014/11/29/mdfa-legacy-customization/"><text:span text:style-name="T1"> 1 </text:span></text:a><text:span text:style-name="T1">(I had to allow for the possibility of differenced data in the main simulation routine).  I show that suitably customized designs improve MSE-performances at the important turning points of a time series; at costs of MSE-performances in the remaining time points, between consecutive turning points. Interestingly, this selective outperformance is purely mechnical or, more precisely, it is of a pure geometric essence: it applies without explicit knowledge about the location of the turning point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 Wildi</meta:initial-creator>
    <dc:creator>Angela Angela</dc:creator>
    <meta:editing-cycles>3</meta:editing-cycles>
    <meta:creation-date>2014-12-05T09:07:00</meta:creation-date>
    <dc:date>2014-12-07T11:46:57.50</dc:date>
    <meta:editing-duration>P0D</meta:editing-duration>
    <meta:generator>OpenOffice.org/3.3$Win32 OpenOffice.org_project/330m20$Build-9567</meta:generator>
    <meta:document-statistic meta:table-count="0" meta:image-count="0" meta:object-count="0" meta:page-count="1" meta:paragraph-count="6" meta:word-count="145" meta:character-count="953"/>
    <meta:user-defined meta:name="AppVersion">14.0000</meta:user-defined>
    <meta:user-defined meta:name="Company">ZHAW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